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 style:list-style-name="L7"/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>
      <style:paragraph-properties fo:margin-top="0.0398in" fo:margin-bottom="0.0398in" style:contextual-spacing="false" fo:line-height="100%" fo:text-align="start" style:justify-single-word="false"/>
      <style:text-properties officeooo:paragraph-rsid="001c48b8"/>
    </style:style>
    <style:style style:name="P10" style:family="paragraph" style:parent-style-name="Text_20_body">
      <style:text-properties officeooo:paragraph-rsid="001c48b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celente. Con la incorporación del cierre místico y los objetivos que hemos discutido (presentar la idea general de que la vida es una inteligencia universal), la <text:span text:style-name="Strong_20_Emphasis">estructura definitiva</text:span> del laboratorio del <text:span text:style-name="Strong_20_Emphasis">Capítulo 8 – "La vida"</text:span> podría quedar así:</text:p>
      <text:p text:style-name="Horizontal_20_Line"/>
      <text:h text:style-name="Heading_20_2" text:outline-level="2">🧪 Estructura final del laboratorio – Capítulo 8: <text:span text:style-name="Emphasis">La Vida</text:span></text:h>
      <text:h text:style-name="Heading_20_3" text:outline-level="3">1. <text:span text:style-name="Strong_20_Emphasis">Introducción – La pregunta que no sabemos hacer</text:span></text:h>
      <text:list xml:id="list3665134296" text:style-name="L1">
        <text:list-item>
          <text:p text:style-name="P2">Planteamos la pregunta: ¿Qué es la vida?</text:p>
        </text:list-item>
        <text:list-item>
          <text:p text:style-name="P2">Mencionamos que la biología ha dado muchas respuestas… pero que quizás ninguna responde al misterio más profundo.</text:p>
        </text:list-item>
        <text:list-item>
          <text:p text:style-name="P2">Presentamos el enfoque del capítulo: <text:span text:style-name="Strong_20_Emphasis">una visión general que propone que la vida es una única inteligencia que habita el universo</text:span>.</text:p>
        </text:list-item>
      </text:list>
      <text:p text:style-name="Horizontal_20_Line"/>
      <text:h text:style-name="Heading_20_3" text:outline-level="3">2. <text:span text:style-name="Strong_20_Emphasis">Una sola cosa que vive</text:span></text:h>
      <text:list xml:id="list107977298" text:style-name="L2">
        <text:list-item>
          <text:p text:style-name="P3">La vida no es una colección de individuos, sino <text:span text:style-name="Strong_20_Emphasis">un único proceso continuo</text:span> que no se detiene con la muerte de sus partes.</text:p>
        </text:list-item>
        <text:list-item>
          <text:p text:style-name="P3">Metáforas sugerentes: río, llama, sinfonía, organismo inmenso.</text:p>
        </text:list-item>
        <text:list-item>
          <text:p text:style-name="P3">Introducción a la idea de una <text:span text:style-name="Strong_20_Emphasis">criatura universal</text:span>.</text:p>
        </text:list-item>
      </text:list>
      <text:p text:style-name="Horizontal_20_Line"/>
      <text:h text:style-name="Heading_20_3" text:outline-level="3">3. <text:span text:style-name="Strong_20_Emphasis">Cálculo viviente</text:span></text:h>
      <text:list xml:id="list1273531261" text:style-name="L3">
        <text:list-item>
          <text:p text:style-name="P4">La vida como sistema de cálculo distribuido en el tiempo.</text:p>
        </text:list-item>
        <text:list-item>
          <text:p text:style-name="P4">Breve explicación general (sin detalles técnicos aún):<text:line-break/>ADN = memoria,<text:line-break/>Reproducción = transformación de datos,<text:line-break/>Tiempo = motor del proceso.</text:p>
        </text:list-item>
        <text:list-item>
          <text:p text:style-name="P4">Cada ser viviente realiza un paso del cálculo sin saberlo.</text:p>
        </text:list-item>
      </text:list>
      <text:p text:style-name="Horizontal_20_Line"/>
      <text:h text:style-name="Heading_20_3" text:outline-level="3">4. <text:span text:style-name="Strong_20_Emphasis">Un solo ser en todo el universo</text:span></text:h>
      <text:list xml:id="list1829050662" text:style-name="L4">
        <text:list-item>
          <text:p text:style-name="P5">Expansión del concepto: la vida <text:span text:style-name="Strong_20_Emphasis">no es terrestre</text:span>, sino <text:span text:style-name="Strong_20_Emphasis">cósmica</text:span>.</text:p>
        </text:list-item>
        <text:list-item>
          <text:p text:style-name="P5">Si hay vida en otros planetas, también es parte del mismo proceso.</text:p>
        </text:list-item>
        <text:list-item>
          <text:p text:style-name="P5">Comparación con un solo individuo que se despliega en múltiples formas.</text:p>
        </text:list-item>
      </text:list>
      <text:p text:style-name="Horizontal_20_Line"/>
      <text:h text:style-name="Heading_20_3" text:outline-level="3"><text:soft-page-break/>5. <text:span text:style-name="Strong_20_Emphasis">La vida es inevitable</text:span></text:h>
      <text:list xml:id="list826224543" text:style-name="L5">
        <text:list-item>
          <text:p text:style-name="P6">La vida no es un accidente improbable, sino una <text:span text:style-name="Strong_20_Emphasis">consecuencia natural</text:span> del universo.</text:p>
        </text:list-item>
        <text:list-item>
          <text:p text:style-name="P6">Secuencia lógica: hidrógeno → estrellas → elementos → planetas → vida → pensamiento.</text:p>
        </text:list-item>
        <text:list-item>
          <text:p text:style-name="P6">Donde hay materia suficiente, la inteligencia surgirá. Inevitablemente.</text:p>
        </text:list-item>
      </text:list>
      <text:p text:style-name="Horizontal_20_Line"/>
      <text:h text:style-name="Heading_20_3" text:outline-level="3">6. <text:span text:style-name="Strong_20_Emphasis">Inteligencia sin conciencia</text:span></text:h>
      <text:list xml:id="list312958773" text:style-name="L6">
        <text:list-item>
          <text:p text:style-name="P7">La vida no necesita ser consciente para pensar.</text:p>
        </text:list-item>
        <text:list-item>
          <text:p text:style-name="P7">Como un cerebro sin yo.</text:p>
        </text:list-item>
        <text:list-item>
          <text:p text:style-name="P7">Metáfora del glóbulo rojo: el individuo no puede comprender el todo.</text:p>
        </text:list-item>
        <text:list-item>
          <text:p text:style-name="P7">Lo importante no somos nosotros, sino <text:span text:style-name="Strong_20_Emphasis">el proceso de pensamiento que ocurre a través de nosotros</text:span>.</text:p>
        </text:list-item>
      </text:list>
      <text:p text:style-name="Horizontal_20_Line"/>
      <text:h text:style-name="Heading_20_3" text:outline-level="3">7. <text:span text:style-name="Strong_20_Emphasis">Epílogo – La sombra de lo sagrado</text:span></text:h>
      <text:list xml:id="list920171089" text:style-name="L7">
        <text:list-item>
          <text:p text:style-name="P8">Reflexión mística. La vida como concepto que resuena con la idea de Dios.</text:p>
        </text:list-item>
        <text:list-item>
          <text:p text:style-name="P8">Preguntas antiguas encuentran aquí una posible respuesta:</text:p>
          <text:list>
            <text:list-item>
              <text:p text:style-name="P8">¿Existe una inteligencia creadora?</text:p>
            </text:list-item>
            <text:list-item>
              <text:p text:style-name="P8">¿Existe vida eterna?</text:p>
            </text:list-item>
          </text:list>
        </text:list-item>
        <text:list-item>
          <text:p text:style-name="P8">No es religión, pero <text:span text:style-name="Strong_20_Emphasis">tampoco es solo biología</text:span>.</text:p>
        </text:list-item>
        <text:list-item>
          <text:p text:style-name="P8">Cierre con la idea clave:</text:p>
          <text:p text:style-name="P1"><text:span text:style-name="Strong_20_Emphasis">Algo está pensando.</text:span><text:line-break/>Y eso es lo único que verdaderamente importa.</text:p>
        </text:list-item>
      </text:list>
      <text:p text:style-name="Horizontal_20_Line"/>
      <text:p text:style-name="P10">¿Quieres que comencemos ahora con la redacción completa del texto siguiendo esta estructura, o</text:p>
      <text:p text:style-name="P10"><text:s/>prefieres que desarrollemos una sección específica como <text:a xlink:type="simple" xlink:href="https://chatgpt.com/c/f" text:style-name="Internet_20_link" text:visited-style-name="Visited_20_Internet_20_Link">“Cálculo viviente”</text:a> o <text:a xlink:type="simple" xlink:href="https://chatgpt.com/c/f" text:style-name="Internet_20_link" text:visited-style-name="Visited_20_Internet_20_Link">“Una sola cosa que vive”</text:a> para ir afinando el tono?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4T17:57:30.653000000</meta:creation-date>
    <dc:date>2025-06-14T19:47:03</dc:date>
    <meta:editing-duration>PT1H16M23S</meta:editing-duration>
    <meta:editing-cycles>1</meta:editing-cycles>
    <meta:document-statistic meta:table-count="0" meta:image-count="0" meta:object-count="0" meta:page-count="2" meta:paragraph-count="37" meta:word-count="429" meta:character-count="2524" meta:non-whitespace-character-count="2153"/>
    <meta:generator>LibreOffice/7.3.5.2$Windows_X86_64 LibreOffice_project/184fe81b8c8c30d8b5082578aee2fed2ea847c01</meta:generator>
  </office:meta>
</office:document-meta>
</file>